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ext-properties style:text-underline-style="solid" style:text-underline-width="auto" style:text-underline-color="font-color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header1</text:p>
          </table:table-cell>
          <table:table-cell office:value-type="string">
            <text:p>header2</text:p>
          </table:table-cell>
          <table:table-cell office:value-type="string">
            <text:p>header3</text:p>
          </table:table-cell>
          <table:table-cell office:value-type="string">
            <text:p>header4</text:p>
          </table:table-cell>
          <table:table-cell office:value-type="string">
            <text:p>header5</text:p>
          </table:table-cell>
          <table:table-cell office:value-type="string">
            <text:p>header6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string">
            <text:p>result2.2</text:p>
          </table:table-cell>
          <table:table-cell office:value-type="string">
            <text:p>result2.3</text:p>
          </table:table-cell>
          <table:table-cell office:value-type="string">
            <text:p>result2.4</text:p>
          </table:table-cell>
          <table:table-cell office:value-type="string">
            <text:p>result2.5</text:p>
          </table:table-cell>
          <table:table-cell office:value-type="string">
            <text:p>result2.6</text:p>
          </table:table-cell>
          <table:table-cell table:number-columns-repeated="1018"/>
        </table:table-row>
        <table:table-row table:style-name="ro1">
          <table:table-cell office:value-type="string">
            <text:p>result3.1</text:p>
          </table:table-cell>
          <table:table-cell office:value-type="string">
            <text:p>result3.2</text:p>
          </table:table-cell>
          <table:table-cell office:value-type="string">
            <text:p>result3.3</text:p>
          </table:table-cell>
          <table:table-cell office:value-type="string">
            <text:p>result3.4</text:p>
          </table:table-cell>
          <table:table-cell office:value-type="string">
            <text:p>result3.5</text:p>
          </table:table-cell>
          <table:table-cell office:value-type="string">
            <text:p>result3.6</text:p>
          </table:table-cell>
          <table:table-cell table:number-columns-repeated="1018"/>
        </table:table-row>
        <table:table-row table:style-name="ro1">
          <table:table-cell office:value-type="string">
            <text:p>result4.1</text:p>
          </table:table-cell>
          <table:table-cell office:value-type="string">
            <text:p>result4.2</text:p>
          </table:table-cell>
          <table:table-cell office:value-type="string">
            <text:p>result4.3</text:p>
          </table:table-cell>
          <table:table-cell office:value-type="string">
            <text:p>result4.4</text:p>
          </table:table-cell>
          <table:table-cell office:value-type="string">
            <text:p>result4.5</text:p>
          </table:table-cell>
          <table:table-cell office:value-type="string">
            <text:p>result4.6</text:p>
          </table:table-cell>
          <table:table-cell table:number-columns-repeated="1018"/>
        </table:table-row>
        <table:table-row table:style-name="ro1">
          <table:table-cell office:value-type="string">
            <text:p>result5.1</text:p>
          </table:table-cell>
          <table:table-cell office:value-type="string">
            <text:p>result5.2</text:p>
          </table:table-cell>
          <table:table-cell office:value-type="string">
            <text:p>result5.3</text:p>
          </table:table-cell>
          <table:table-cell office:value-type="string">
            <text:p>result5.4</text:p>
          </table:table-cell>
          <table:table-cell office:value-type="string">
            <text:p>result5.5</text:p>
          </table:table-cell>
          <table:table-cell office:value-type="string">
            <text:p>result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10/11/2018</text:date>, <text:time>15:41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1T15:41:20.45</dc:date>
    <meta:document-statistic meta:table-count="1" meta:cell-count="29" meta:object-count="0"/>
    <meta:generator>OpenOffice/4.1.5$Win32 OpenOffice.org_project/415m1$Build-9789</meta:generator>
  </office:meta>
</office:document-meta>
</file>